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1aa73f"/>
    </style:style>
    <style:style style:name="P3" style:family="paragraph" style:parent-style-name="Heading_20_1">
      <style:text-properties fo:language="hu" fo:country="HU"/>
    </style:style>
    <style:style style:name="P4" style:family="paragraph" style:parent-style-name="Heading_20_2">
      <style:text-properties fo:language="hu" fo:country="HU"/>
    </style:style>
    <style:style style:name="P5" style:family="paragraph" style:parent-style-name="Text_20_body">
      <style:paragraph-properties fo:text-align="justify" style:justify-single-word="false"/>
      <style:text-properties fo:language="hu" fo:country="HU"/>
    </style:style>
    <style:style style:name="P6" style:family="paragraph" style:parent-style-name="Text_20_body">
      <style:paragraph-properties fo:text-align="justify" style:justify-single-word="false"/>
      <style:text-properties fo:language="hu" fo:country="HU" officeooo:paragraph-rsid="001aa73f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hu" fo:country="HU"/>
    </style:style>
    <style:style style:name="P8" style:family="paragraph" style:parent-style-name="Text_20_body" style:list-style-name="L2">
      <style:paragraph-properties fo:text-align="justify" style:justify-single-word="false"/>
      <style:text-properties fo:language="hu" fo:country="HU"/>
    </style:style>
    <style:style style:name="P9" style:family="paragraph" style:parent-style-name="Text_20_body">
      <style:paragraph-properties fo:text-align="justify" style:justify-single-word="false"/>
      <style:text-properties fo:language="hu" fo:country="HU" officeooo:paragraph-rsid="00288ed8"/>
    </style:style>
    <style:style style:name="P10" style:family="paragraph" style:parent-style-name="Text_20_body">
      <style:paragraph-properties fo:text-align="justify" style:justify-single-word="false"/>
      <style:text-properties fo:language="hu" fo:country="HU" fo:font-style="italic" officeooo:paragraph-rsid="001be309" style:font-style-asian="italic" style:font-style-complex="italic"/>
    </style:style>
    <style:style style:name="P11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fo:font-style="italic" style:font-style-asian="italic" style:font-style-complex="italic"/>
    </style:style>
    <style:style style:name="P12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fo:font-style="italic" officeooo:paragraph-rsid="001aa73f" style:font-style-asian="italic" style:font-style-complex="italic"/>
    </style:style>
    <style:style style:name="P13" style:family="paragraph" style:parent-style-name="Text_20_body">
      <style:paragraph-properties fo:margin-top="0in" fo:margin-bottom="0in" style:contextual-spacing="false" fo:text-align="justify" style:justify-single-word="false"/>
      <style:text-properties fo:language="hu" fo:country="HU" officeooo:paragraph-rsid="001aa73f"/>
    </style:style>
    <style:style style:name="P14" style:family="paragraph" style:parent-style-name="Text_20_body" style:list-style-name="L1">
      <style:paragraph-properties fo:margin-top="0in" fo:margin-bottom="0in" style:contextual-spacing="false" fo:text-align="justify" style:justify-single-word="false"/>
      <style:text-properties fo:language="hu" fo:country="HU"/>
    </style:style>
    <style:style style:name="P15" style:family="paragraph" style:parent-style-name="Text_20_body" style:list-style-name="L2">
      <style:paragraph-properties fo:margin-top="0in" fo:margin-bottom="0in" style:contextual-spacing="false" fo:text-align="justify" style:justify-single-word="false"/>
      <style:text-properties fo:language="hu" fo:country="H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e309"/>
    </style:style>
    <style:style style:name="T3" style:family="text">
      <style:text-properties officeooo:rsid="001c620a"/>
    </style:style>
    <style:style style:name="T4" style:family="text">
      <style:text-properties officeooo:rsid="001dd1dd"/>
    </style:style>
    <style:style style:name="T5" style:family="text">
      <style:text-properties officeooo:rsid="0020ba8a"/>
    </style:style>
    <style:style style:name="T6" style:family="text">
      <style:text-properties officeooo:rsid="0022c4e9"/>
    </style:style>
    <style:style style:name="T7" style:family="text">
      <style:text-properties officeooo:rsid="002360e3"/>
    </style:style>
    <style:style style:name="T8" style:family="text">
      <style:text-properties officeooo:rsid="00241c51"/>
    </style:style>
    <style:style style:name="T9" style:family="text">
      <style:text-properties officeooo:rsid="00260ea1"/>
    </style:style>
    <style:style style:name="T10" style:family="text">
      <style:text-properties officeooo:rsid="002730e8"/>
    </style:style>
    <style:style style:name="T11" style:family="text">
      <style:text-properties officeooo:rsid="00288ed8"/>
    </style:style>
    <style:style style:name="T12" style:family="text">
      <style:text-properties officeooo:rsid="0030d97b"/>
    </style:style>
    <style:style style:name="T13" style:family="text">
      <style:text-properties officeooo:rsid="00315853"/>
    </style:style>
    <style:style style:name="T14" style:family="text">
      <style:text-properties officeooo:rsid="0032e68c"/>
    </style:style>
    <style:style style:name="T15" style:family="text">
      <style:text-properties fo:language="hu" fo:country="HU"/>
    </style:style>
    <style:style style:name="T16" style:family="text">
      <style:text-properties fo:language="hu" fo:country="HU" officeooo:rsid="0022c4e9"/>
    </style:style>
    <style:style style:name="T17" style:family="text">
      <style:text-properties officeooo:rsid="003396c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nincsenek-titkaim-privacy-az-interneten"/>"Nincsenek titkaim" - Privacy az interneten</text:h>
      <text:h text:style-name="P4" text:outline-level="2"><text:bookmark text:name="1-r-sz-alapfogalmak-mi-rt-k-ne-ennek-rdekelnie-egy-ltal-n-"/>1. rész: alapfogalmak, "miért kéne ennek érdekelnie egyáltalán"?</text:h>
      <text:p text:style-name="P5">A két nő belépett a kávéházba. Maga a tulajdonos sietett eléjük és hellyel kínálta őket az emeleti teraszon, ahonnan remek kilátás nyílt a belvárosra. A vendégek kávét rendeltek majd beszélgetésbe merültek.<text:line-break/>Pár perc udvariaskodás után a magasabb nőből hirtelen kiszakadt, hogy elveszítette az állását, ráadásul igen megalázó körülmények között. Beszéde sírással keveredett - barátnője együttérzően hallgatta.<text:line-break/>Megérkeztek a kávék – némi aprósüteménnyel díszítve... és velük a kávéház tulajdonosa is, aki kényelmesen letelepedett az asztal harmadik székére – kezében egy vaskos jegyzetfüzetet tartott. Kinyitotta, ráérősen fellapozta az első üres oldalt, aminek tetejére odabiggyesztette a dátumot és időt, majd várakozóan vendégeire tekintett, akik megütközött tekintettel bámultak rá.</text:p>
      <text:p text:style-name="P11">- "Nyugodtan folytassák, kérem. A kávéjuk és a kiszolgálás mind ingyen volt, cserébe leiratot készítek a beszélgetésükről, amelyekből a legtanulságosabb részeket publikálom hamarosan megjelenő könyvemben, <text:span text:style-name="T2">a többit marketing cégek számára értékesítem</text:span>. Továbbá engedelmükkel a beszélgetés tartalma alapján célzott reklámokat küldök majd ki önöknek, amelyekből én is pár százalék részesedést kapok - így mindenki jól jár: önök, <text:span text:style-name="T12">a hirdetőcég és </text:span>én is."</text:p>
      <text:p text:style-name="P12">- "Mégis mit képzel?! Hogy gondolhatja, hogy így megsértheti a személyes beszélgetésünket..., a privát szféránkat? Hogy gondolhatja, hogy valaha is beleegyezünk ilyesmibe?!" - kérdezte feldúltan a balján ülő nő.</text:p>
      <text:p text:style-name="P13">A tulajdonos arcán értetlen zavar suhant át.</text:p>
      <text:p text:style-name="P11">- "Nem teljesen értem a problémát... Önök használnak Gmailt, vagy Facebook Messengert?"</text:p>
      <text:p text:style-name="P11">- "Igen... de hogy jön ez <text:span text:style-name="T13">most </text:span>ide?"</text:p>
      <text:p text:style-name="P10">- "Akkor már most is használják ezt az üzleti modellt, amit itt felvázoltam. A személyes adataikért, beszélgetéseik tartalmáért (csevegés, email, <text:span text:style-name="T3">esetünkben </text:span>szóbeli beszélgetés) cserébe szolgáltatást nyújtok. Önök jóravaló embereknek tűnnek, gondolom 'nincs titkuk, nincs mit titkolniuk', nem?"</text:p>
      <text:p text:style-name="P5">A fenti fiktív történet egy analógiát próbál vonni jelen korunk egyik igen fajsúlyos témájával, mellyel manapság leginkább az internetes térben találkozunk. Angol nyelvben a "Privacy" kifejezés honosult meg - magyarban (még?) nem találtunk megfelelő szót, kifejezést rá, csak körülírni tudjuk, nagyjából így: "Személyes adatok birtoklásának joga", "Magánélethez való jog", "Digitális biztonság joga".</text:p>
      <text:p text:style-name="P6">Először is oszlassunk el egy alapvető félreértést: a privacy (a cikkben jobb híján ezt a szót fog<text:span text:style-name="T4">juk</text:span> használni) NEM a rejtőzködésről szól.</text:p>
      <text:p text:style-name="P2"><text:span text:style-name="Strong_20_Emphasis"><text:span text:style-name="T15">Privacy: az ember saját személyes adataival való rendelkezésének alapvető szabadságjoga.</text:span></text:span><text:span text:style-name="T15"><text:line-break/>Vagy másképp: "Privacy is a basic human right"</text:span></text:p>
      <text:p text:style-name="P5">Gondoljunk a nők szavazati jogára, a kötelező pihenőnapra, a törvény előtti egyenlőség fogalmára. Mind olyan alapérték<text:span text:style-name="T5">ek</text:span>, amelyeket ma alapvetésként élünk meg, de kiharcolásuk, illetve szükségességük megértetése mindenkivel egyáltalán nem volt<text:span text:style-name="T14">ak</text:span> evidencia a saját idejükben. "Miért fontos ez?" - merült fel akkor is, most is, csak a téma változott. Ahogy a fenti szabadságjogok kiharcolá<text:span text:style-name="T5">sá</text:span>nak idejében is, a legnagyobb próbatétel a téma elmagyarázása - sokan egyszerűen nem értik, miért is van erre szükség, vagy hogy "mi ez az egész", minek kell?</text:p>
      <text:p text:style-name="P1"><text:soft-page-break/><text:span text:style-name="Emphasis"><text:span text:style-name="T15">A cikksorozat első fejezetében ezen kérdések megválaszolására teszünk kísérletet, későbbi részekben a rólunk gyűjtött adatokról, azok kereskedelméről, személyes profilok építéséről lesz szó, végül a gyakorlati - hétköznapi fejjel is jól érthető – konkrét, </text:span></text:span><text:span text:style-name="Emphasis"><text:span text:style-name="T16">tudatos </text:span></text:span><text:span text:style-name="Emphasis"><text:span text:style-name="T15">megoldásokat mutatjuk b</text:span></text:span><text:span text:style-name="Emphasis"><text:span text:style-name="T16">e, melyeket az átlagember is könnyen képes elvégezni.</text:span></text:span></text:p>
      <text:p text:style-name="P5">-</text:p>
      <text:p text:style-name="P5">"<text:span text:style-name="T1">Nincs titkom, nincs mit titkolnom</text:span>" - ezzel a klasszikus hárító mondattal <text:span text:style-name="T7">mi is </text:span>sokat találkozhattunk, mikor a személyes adatok biztonságáról esett szó egy társalgásban - talán már mi is mondtuk párszor. Ennek a mondatnak az okai azonban jóval összetettebbek, mint elsőre hinnénk.</text:p>
      <text:p text:style-name="P5"><text:span text:style-name="T8">Vegyük sorra, hogy p</text:span>rivacy témában milyen külső/belső <text:span text:style-name="T8">mentális </text:span>hatások érnek minket jellemzően – <text:span text:style-name="T8">az</text:span> alapvető hozzáállást szempontként véve:</text:p>
      <text:list xml:id="list710450365" text:style-name="L1">
        <text:list-item>
          <text:p text:style-name="P14">Külső befolyás – jellemzően a média által. Ezzel a témával foglalkozni nem "menő", inkább "ciki", senki nem akar ciki lenni.</text:p>
        </text:list-item>
        <text:list-item>
          <text:p text:style-name="P14">Külső befolyás – közösségi oldalak nárcizmus-gerjesztése: a privacy ellene megy a folyamatos posztolásnak, minden apró életpillanat megosztásának.</text:p>
        </text:list-item>
        <text:list-item>
          <text:p text:style-name="P14">Mély, belső félelmek: "Kikerül minden privát adatom", "Nem értek hozzá, nem tudok védekezni".</text:p>
        </text:list-item>
        <text:list-item>
          <text:p text:style-name="P7">Információhiány: <text:span text:style-name="T9">mi ez a privacy egyáltalán? Nem értem, mi baj lenne.</text:span></text:p>
        </text:list-item>
      </text:list>
      <text:p text:style-name="P2"><text:span text:style-name="T15">A fenti hatásokban közös, hogy a végső eredményük valamilyen belső szorongás, amit az agyunk természetesen megpróbál feloldani, hiszen szorongani senki sem szeret. Ilyenkor jönnek a különböző...<text:line-break/></text:span><text:span text:style-name="Strong_20_Emphasis"><text:span text:style-name="T15">Megküzdések és reakciók</text:span></text:span></text:p>
      <text:p text:style-name="P6">a) Menőzés: "<text:span text:style-name="T1">Tőlem aztán mindent láthatnak, kit érdekel</text:span>" (menő vagyok, hiszen gondtalannak tűnök).<text:line-break/>b) Paranoid rettegés: az illetőnek nem sikerül feldolgoznia a személyes adatai szivárgását, mindenhol megfigyeléstől tart, de mivel szakmai ismeretei hiányosak, rettegésbe merül<text:line-break/>c) Kognitív disszonancia redukció: az agyunk nehezen bírja a nyomást, de gyorsan feltalálja magát, kitalál valami egyszerű magyarázatot, miért is jó, ha nem teszünk semmit. Ilyen mondatok bukkan<text:span text:style-name="T17">n</text:span>ak fel ilyenkor:</text:p>
      <text:list xml:id="list3640807955" text:style-name="L2">
        <text:list-item>
          <text:p text:style-name="P15">"Nincs titkom, nincs mit titkolnom!"</text:p>
        </text:list-item>
        <text:list-item>
          <text:p text:style-name="P15">"Ezek úgy is mindent tudnak."</text:p>
        </text:list-item>
        <text:list-item>
          <text:p text:style-name="P15">"Nem vagyok paranoid, én ezzel nem foglalkozom!"</text:p>
        </text:list-item>
        <text:list-item>
          <text:p text:style-name="P15">"Ez csak titkolózás, üldözési mánia!"</text:p>
        </text:list-item>
        <text:list-item>
          <text:p text:style-name="P8">"Már húzom is az alufólia-sisakot, haha!" (humor, mint hárító stratégia)</text:p>
        </text:list-item>
      </text:list>
      <text:p text:style-name="P5">A privacy valójában fontos téma, de jó szándékkal rossz üzeneteket közölnek a szakértők az ismeretterjesztés során. Legtöbbször félelemkeltést alkalmaznak, ami után magára hagyják az olvasót, aki - mivel nem kapott javaslatokat a megoldásokra - hárító megküzdési stratégiákhoz nyúl.<text:line-break/>Az értelmes megközelítés ezzel szemben az lenne, hogy ismertessük a szituációt, oszlassuk el az általános, túlzó félelmeket, mutassuk be a privacy morális fontosságát személyes és globális <text:span text:style-name="T10">társadalmi</text:span> szinten. Ezek után mutassunk be az átlagember számára is megvalósítható, kézzelfogható, <text:span text:style-name="T10">mindennapi</text:span> megoldásokat és erősítsük a hit<text:span text:style-name="T10">é</text:span>t, hogy lehetséges és érdemes egyszerű lépéseket tenni <text:span text:style-name="T10">az </text:span>adatvédelemmel kapcsolatban.</text:p>
      <text:p text:style-name="P9">Talán furcsa lehet a hosszú bevezető, de világnézeti alap és meggyőződés nélkül nincs mire épitkeznünk – <text:span text:style-name="T11">ezek nélkül nincs motiváció a tudatos cselekvésre se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54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9T23:57:09.586724913</meta:creation-date>
    <dc:date>2021-02-15T17:35:51.307000000</dc:date>
    <meta:editing-duration>PT35M55S</meta:editing-duration>
    <meta:editing-cycles>2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0" meta:word-count="854" meta:character-count="6223" meta:non-whitespace-character-count="5401"/>
  </office:meta>
</office:document-meta>
</file>